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fo:min-height="0.841cm"/>
    </style:style>
    <style:style style:name="gr3" style:family="graphic" style:parent-style-name="standard">
      <style:graphic-properties draw:stroke="none" svg:stroke-color="#000000" draw:fill="none" draw:fill-color="#ffffff" fo:min-height="0.968cm"/>
    </style:style>
    <style:style style:name="gr4" style:family="graphic" style:parent-style-name="objectwithoutfill">
      <style:graphic-properties svg:stroke-width="0.053cm" svg:stroke-color="#000000" draw:marker-start="Symmetric_20_Arrow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opacity="50%" draw:opacity-name="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3.20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style:font-name="Source Code Pro"/>
    </style:style>
    <style:style style:name="P3" style:family="paragraph">
      <loext:graphic-properties draw:fill="none" draw:fill-color="#ffffff"/>
      <style:text-properties style:font-name="Source Code Pro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  <style:text-properties style:font-name="Source Code Pro" fo:font-size="14pt" style:font-size-asian="14pt" style:font-size-complex="14pt"/>
    </style:style>
    <style:style style:name="P6" style:family="paragraph">
      <style:paragraph-properties fo:text-align="center"/>
      <style:text-properties fo:color="#000000"/>
    </style:style>
    <style:style style:name="P7" style:family="paragraph">
      <loext:graphic-properties draw:fill="solid"/>
      <style:paragraph-properties fo:text-align="center"/>
      <style:text-properties fo:color="#000000" style:font-name="Source Code Pro" fo:font-size="14pt" style:font-size-asian="14pt" style:font-size-complex="14pt"/>
    </style:style>
    <style:style style:name="P8" style:family="paragraph">
      <loext:graphic-properties draw:fill="solid" draw:opacity="50%"/>
      <style:paragraph-properties fo:text-align="center"/>
    </style:style>
    <style:style style:name="P9" style:family="paragraph">
      <style:text-properties style:font-name="Source Code Pro" fo:font-size="14pt" style:font-size-asian="14pt" style:font-size-complex="14pt"/>
    </style:style>
    <style:style style:name="P10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4pt" style:font-size-asian="14pt" style:font-size-complex="14pt"/>
    </style:style>
    <style:style style:name="T3" style:family="text">
      <style:text-properties style:font-name="Source Code Pro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Source Code Pro" fo:font-size="14pt" style:font-size-asian="14pt" style:font-size-complex="14pt"/>
    </style:style>
    <style:style style:name="T5" style:family="text">
      <style:text-properties style:font-name="Source Code Pro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2.27cm" svg:x2="3.005cm" svg:y2="13.954cm">
          <text:p/>
        </draw:line>
        <draw:line draw:style-name="gr1" draw:text-style-name="P1" draw:layer="layout" svg:x1="7.401cm" svg:y1="2.235cm" svg:x2="7.477cm" svg:y2="13.954cm">
          <text:p/>
        </draw:line>
        <draw:frame draw:style-name="gr2" draw:text-style-name="P3" draw:layer="layout" svg:width="3.81cm" svg:height="1.091cm" svg:x="1.373cm" svg:y="0.879cm">
          <draw:text-box>
            <text:p text:style-name="P2"><text:span text:style-name="T1">Producer</text:span></text:p>
          </draw:text-box>
        </draw:frame>
        <draw:frame draw:style-name="gr3" draw:text-style-name="P3" draw:layer="layout" svg:width="3.683cm" svg:height="1.218cm" svg:x="5.604cm" svg:y="0.852cm">
          <draw:text-box>
            <text:p text:style-name="P2"><text:span text:style-name="T1">Consumer</text:span></text:p>
          </draw:text-box>
        </draw:frame>
        <draw:line draw:style-name="gr4" draw:text-style-name="P5" draw:layer="layout" svg:x1="3.043cm" svg:y1="6.703cm" svg:x2="7.342cm" svg:y2="4.609cm">
          <text:p text:style-name="P4"><text:span text:style-name="T2">ready</text:span></text:p>
          <text:p text:style-name="P4"><text:span text:style-name="T3"/></text:p>
        </draw:line>
        <draw:line draw:style-name="gr5" draw:text-style-name="P7" draw:layer="layout" svg:x1="2.949cm" svg:y1="2.339cm" svg:x2="7.394cm" svg:y2="4.371cm">
          <text:p text:style-name="P6"><text:span text:style-name="T4">valid, </text:span><text:span text:style-name="T4">data[0]</text:span></text:p>
          <text:p text:style-name="P6"><text:span text:style-name="T4"/></text:p>
        </draw:line>
        <draw:line draw:style-name="gr5" draw:text-style-name="P7" draw:layer="layout" svg:x1="2.949cm" svg:y1="6.939cm" svg:x2="7.394cm" svg:y2="8.971cm">
          <text:p text:style-name="P6"><text:span text:style-name="T4">valid, data[0]</text:span></text:p>
          <text:p text:style-name="P6"><text:span text:style-name="T4"/></text:p>
        </draw:line>
        <draw:line draw:style-name="gr5" draw:text-style-name="P7" draw:layer="layout" svg:x1="2.937cm" svg:y1="8.508cm" svg:x2="7.382cm" svg:y2="10.54cm">
          <text:p text:style-name="P6"><text:span text:style-name="T4">. . .</text:span></text:p>
          <text:p text:style-name="P6"><text:span text:style-name="T4"/></text:p>
        </draw:line>
        <draw:line draw:style-name="gr5" draw:text-style-name="P7" draw:layer="layout" svg:x1="2.925cm" svg:y1="9.377cm" svg:x2="7.37cm" svg:y2="11.409cm">
          <text:p text:style-name="P6"><text:span text:style-name="T4">valid, data[n]</text:span></text:p>
          <text:p text:style-name="P6"><text:span text:style-name="T4"/></text:p>
        </draw:line>
        <draw:line draw:style-name="gr4" draw:text-style-name="P5" draw:layer="layout" svg:x1="3.057cm" svg:y1="13.804cm" svg:x2="7.356cm" svg:y2="11.71cm">
          <text:p text:style-name="P4"><text:span text:style-name="T2">ready=</text:span><text:span text:style-name="T3">false</text:span></text:p>
          <text:p text:style-name="P4"><text:span text:style-name="T3"/></text:p>
        </draw:line>
        <draw:line draw:style-name="gr6" draw:text-style-name="P8" draw:layer="layout" svg:x1="3.006cm" svg:y1="13.7cm" svg:x2="2.297cm" svg:y2="13.7cm">
          <text:p/>
        </draw:line>
        <draw:line draw:style-name="gr6" draw:text-style-name="P8" draw:layer="layout" svg:x1="2.27cm" svg:y1="13.701cm" svg:x2="2.27cm" svg:y2="15.606cm">
          <text:p/>
        </draw:line>
        <draw:line draw:style-name="gr7" draw:text-style-name="P1" draw:layer="layout" svg:x1="2.27cm" svg:y1="15.605cm" svg:x2="3.032cm" svg:y2="15.605cm">
          <text:p/>
        </draw:line>
        <draw:frame draw:style-name="gr8" draw:text-style-name="P10" draw:layer="layout" svg:width="6.096cm" svg:height="3.455cm" svg:x="3.159cm" svg:y="14.335cm">
          <draw:text-box>
            <text:p text:style-name="P9"><text:span text:style-name="T2">Producer </text:span><text:span text:style-name="T2">keeps last </text:span><text:span text:style-name="T2">sent byte </text:span><text:span text:style-name="T2">(</text:span><text:span text:style-name="T5">data[n]</text:span><text:span text:style-name="T2">) </text:span><text:span text:style-name="T2">in the bus</text:span></text:p>
          </draw:text-box>
        </draw:frame>
        <draw:line draw:style-name="gr5" draw:text-style-name="P7" draw:layer="layout" svg:x1="2.937cm" svg:y1="7.716cm" svg:x2="7.382cm" svg:y2="9.748cm">
          <text:p text:style-name="P6"><text:span text:style-name="T4">valid, </text:span><text:span text:style-name="T4">data[1]</text:span></text:p>
          <text:p text:style-name="P6"><text:span text:style-name="T4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2:24:15.192643868</meta:creation-date>
    <dc:date>2019-07-29T16:56:46.910787929</dc:date>
    <meta:editing-duration>PT2H49M52S</meta:editing-duration>
    <meta:editing-cycles>2</meta:editing-cycles>
    <meta:generator>LibreOffice/6.2.5.2$Linux_X86_64 LibreOffice_project/20$Build-2</meta:generator>
    <meta:document-statistic meta:object-count="15"/>
  </office:meta>
</office:document-meta>
</file>